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2020fa" officeooo:paragraph-rsid="002020fa"/>
    </style:style>
    <style:style style:name="P2" style:family="paragraph" style:parent-style-name="Text_20_body">
      <style:paragraph-properties fo:text-align="start" style:justify-single-word="false"/>
      <style:text-properties fo:font-size="12pt" fo:text-shadow="none" officeooo:rsid="002020fa" officeooo:paragraph-rsid="002020f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8pt" officeooo:rsid="002020fa" officeooo:paragraph-rsid="002020fa" style:font-size-asian="18pt" style:font-size-complex="18pt"/>
    </style:style>
    <style:style style:name="P4" style:family="paragraph" style:parent-style-name="Heading_20_1" style:list-style-name="">
      <style:paragraph-properties fo:text-align="center" style:justify-single-word="false"/>
      <style:text-properties fo:font-size="14pt" officeooo:rsid="002020fa" officeooo:paragraph-rsid="002020fa" style:font-size-asian="18pt" style:font-size-complex="18pt"/>
    </style:style>
    <style:style style:name="P5" style:family="paragraph" style:parent-style-name="Heading_20_1">
      <style:paragraph-properties fo:text-align="center" style:justify-single-word="false"/>
      <style:text-properties fo:font-size="12pt" fo:text-shadow="1pt 1pt" officeooo:rsid="002020fa" officeooo:paragraph-rsid="002020fa" fo:background-color="#f7d1d5" style:font-size-asian="18pt" style:font-size-complex="18pt"/>
    </style:style>
    <style:style style:name="P6" style:family="paragraph" style:parent-style-name="Heading_20_1">
      <style:paragraph-properties fo:text-align="center" style:justify-single-word="false"/>
      <style:text-properties fo:font-size="12pt" officeooo:rsid="0020902b" officeooo:paragraph-rsid="0020902b" fo:background-color="#f7d1d5" style:font-size-asian="18pt" style:font-size-complex="18pt"/>
    </style:style>
    <style:style style:name="P7" style:family="paragraph" style:parent-style-name="Heading_20_1">
      <style:paragraph-properties fo:text-align="center" style:justify-single-word="false"/>
      <style:text-properties fo:font-size="10pt" fo:text-shadow="1pt 1pt" officeooo:rsid="002020fa" officeooo:paragraph-rsid="002020fa" fo:background-color="#f7d1d5" style:font-size-asian="18pt" style:font-size-complex="18pt"/>
    </style:style>
    <style:style style:name="P8" style:family="paragraph" style:parent-style-name="Heading_20_1">
      <style:paragraph-properties fo:text-align="center" style:justify-single-word="false"/>
      <style:text-properties fo:font-size="10pt" fo:text-shadow="1pt 1pt" officeooo:paragraph-rsid="002020fa" fo:background-color="#f7d1d5" style:font-size-asian="18pt" style:font-size-complex="18pt"/>
    </style:style>
    <style:style style:name="P9" style:family="paragraph" style:parent-style-name="Text_20_body">
      <style:paragraph-properties fo:text-align="start" style:justify-single-word="false"/>
      <style:text-properties fo:font-size="14pt" officeooo:rsid="0020902b" officeooo:paragraph-rsid="0020902b"/>
    </style:style>
    <style:style style:name="P10" style:family="paragraph" style:parent-style-name="Text_20_body">
      <style:paragraph-properties fo:text-align="start" style:justify-single-word="false"/>
      <style:text-properties fo:font-size="12pt" fo:text-shadow="1pt 1pt" officeooo:rsid="002020fa" officeooo:paragraph-rsid="002020fa" fo:background-color="#ffd7d7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12pt" officeooo:rsid="002020fa" officeooo:paragraph-rsid="002020fa" style:font-size-asian="18pt" style:font-size-complex="18pt"/>
    </style:style>
    <style:style style:name="P12" style:family="paragraph" style:parent-style-name="Text_20_body">
      <style:paragraph-properties fo:text-align="start" style:justify-single-word="false"/>
      <style:text-properties fo:font-size="12pt" officeooo:rsid="0020902b" officeooo:paragraph-rsid="0020902b" style:font-size-asian="18pt" style:font-size-complex="18pt"/>
    </style:style>
    <style:style style:name="P13" style:family="paragraph" style:parent-style-name="Text_20_body">
      <style:paragraph-properties fo:text-align="center" style:justify-single-word="false"/>
      <style:text-properties fo:font-size="12pt" officeooo:rsid="002020fa" officeooo:paragraph-rsid="002020fa" fo:background-color="#ffd7d7" style:font-size-asian="18pt" style:font-size-complex="18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20902b" officeooo:paragraph-rsid="0020902b" fo:background-color="transparent" style:font-size-asian="18pt" style:font-size-complex="18pt"/>
    </style:style>
    <style:style style:name="P15" style:family="paragraph" style:parent-style-name="Text_20_body">
      <style:paragraph-properties fo:text-align="start" style:justify-single-word="false"/>
      <style:text-properties fo:font-size="10pt" officeooo:rsid="002020fa" officeooo:paragraph-rsid="002020fa" style:font-size-asian="18pt" style:font-size-complex="18pt"/>
    </style:style>
    <style:style style:name="P16" style:family="paragraph" style:parent-style-name="Text_20_body">
      <style:paragraph-properties fo:text-align="center" style:justify-single-word="false"/>
      <style:text-properties fo:font-size="10pt" officeooo:paragraph-rsid="002020fa" style:font-size-asian="18pt" style:font-size-complex="18pt"/>
    </style:style>
    <style:style style:name="P17" style:family="paragraph" style:parent-style-name="Text_20_body">
      <style:paragraph-properties fo:text-align="center" style:justify-single-word="false"/>
      <style:text-properties fo:font-size="10pt" officeooo:paragraph-rsid="0020902b" style:font-size-asian="18pt" style:font-size-complex="18pt"/>
    </style:style>
    <style:style style:name="P18" style:family="paragraph" style:parent-style-name="Text_20_body">
      <style:paragraph-properties fo:text-align="start" style:justify-single-word="false"/>
      <style:text-properties fo:font-size="10pt" officeooo:rsid="002020fa" officeooo:paragraph-rsid="002020fa" fo:background-color="#ffd7d7" style:font-size-asian="18pt" style:font-size-complex="18pt"/>
    </style:style>
    <style:style style:name="P19" style:family="paragraph" style:parent-style-name="Text_20_body">
      <style:paragraph-properties fo:text-align="start" style:justify-single-word="false"/>
      <style:text-properties fo:font-size="10pt" fo:text-shadow="1pt 1pt" officeooo:rsid="002020fa" officeooo:paragraph-rsid="002020fa" style:font-size-asian="18pt" style:font-size-complex="18pt"/>
    </style:style>
    <style:style style:name="P20" style:family="paragraph" style:parent-style-name="Text_20_body">
      <style:paragraph-properties fo:text-align="start" style:justify-single-word="false"/>
      <style:text-properties fo:font-size="10pt" fo:text-shadow="1pt 1pt" officeooo:rsid="002020fa" officeooo:paragraph-rsid="002020fa" fo:background-color="#ffffff" style:font-size-asian="18pt" style:font-size-complex="18pt"/>
    </style:style>
    <style:style style:name="P21" style:family="paragraph" style:parent-style-name="Text_20_body">
      <style:paragraph-properties fo:text-align="start" style:justify-single-word="false"/>
      <style:text-properties fo:font-size="10pt" officeooo:rsid="002020fa" officeooo:paragraph-rsid="002020fa" fo:background-color="#ffffff" style:font-size-asian="18pt" style:font-size-complex="18pt"/>
    </style:style>
    <style:style style:name="P22" style:family="paragraph" style:parent-style-name="Text_20_body">
      <style:paragraph-properties fo:text-align="start" style:justify-single-word="false"/>
      <style:text-properties fo:font-size="10pt" officeooo:rsid="0020902b" officeooo:paragraph-rsid="0020902b" fo:background-color="transparent" style:font-size-asian="18pt" style:font-size-complex="18pt"/>
    </style:style>
    <style:style style:name="P23" style:family="paragraph" style:parent-style-name="Text_20_body">
      <style:paragraph-properties fo:text-align="start" style:justify-single-word="false"/>
      <style:text-properties fo:font-size="8pt" officeooo:rsid="002020fa" officeooo:paragraph-rsid="002020fa" style:font-size-asian="18pt" style:font-size-complex="18pt"/>
    </style:style>
    <style:style style:name="P24" style:family="paragraph" style:parent-style-name="Text_20_body">
      <style:text-properties fo:font-size="8pt" officeooo:rsid="002020fa" officeooo:paragraph-rsid="002020fa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8pt" officeooo:paragraph-rsid="002020fa" style:font-size-asian="18pt" style:font-size-complex="18pt"/>
    </style:style>
    <style:style style:name="P26" style:family="paragraph" style:parent-style-name="Text_20_body">
      <style:paragraph-properties fo:text-align="start" style:justify-single-word="false"/>
      <style:text-properties fo:font-size="8pt" fo:text-shadow="none" officeooo:rsid="002020fa" officeooo:paragraph-rsid="002020fa" style:font-size-asian="18pt" style:font-size-complex="18pt"/>
    </style:style>
    <style:style style:name="T1" style:family="text">
      <style:text-properties officeooo:rsid="002020fa"/>
    </style:style>
    <style:style style:name="T2" style:family="text">
      <style:text-properties fo:font-size="14pt" fo:text-shadow="1pt 1pt" style:font-size-asian="18pt" style:font-size-complex="18pt"/>
    </style:style>
    <style:style style:name="T3" style:family="text">
      <style:text-properties fo:font-size="14pt" fo:text-shadow="1pt 1pt" officeooo:rsid="002020fa" style:font-size-asian="18pt" style:font-size-complex="18pt"/>
    </style:style>
    <style:style style:name="T4" style:family="text">
      <style:text-properties fo:font-size="14pt" fo:text-shadow="1pt 1pt" officeooo:rsid="002020fa" fo:background-color="#f7d1d5" loext:char-shading-value="0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text-shadow="1pt 1pt"/>
    </style:style>
    <style:style style:name="T7" style:family="text">
      <style:text-properties fo:text-shadow="1pt 1pt" officeooo:rsid="002020fa" fo:background-color="#f7d1d5" loext:char-shading-value="0"/>
    </style:style>
    <style:style style:name="T8" style:family="text">
      <style:text-properties fo:text-shadow="1pt 1pt" officeooo:rsid="002020fa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6pt" style:font-size-asian="18pt" style:font-size-complex="18pt"/>
    </style:style>
    <style:style style:name="T12" style:family="text">
      <style:text-properties fo:font-size="4pt" style:font-size-asian="18pt" style:font-size-complex="18pt"/>
    </style:style>
    <style:style style:name="T13" style:family="text">
      <style:text-properties fo:font-size="12pt" style:font-size-asian="18pt" style:font-size-complex="18pt"/>
    </style:style>
    <style:style style:name="T14" style:family="text">
      <style:text-properties fo:font-size="12pt" fo:text-shadow="1pt 1pt"/>
    </style:style>
    <style:style style:name="T15" style:family="text">
      <style:text-properties fo:font-size="12pt" fo:text-shadow="1pt 1pt" officeooo:rsid="00202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URRÍCULO</text:h>
      <text:p text:style-name="P23">NOME: CAMILLY EMANUELA DOS SANTOS FARIA</text:p>
      <text:p text:style-name="P23">ENDEREÇO: IPABA</text:p>
      <text:p text:style-name="P23">TELEFONE: (31) 9 7179-5455</text:p>
      <text:p text:style-name="P1"><text:span text:style-name="T10">E-MAIL: </text:span><text:a xlink:type="simple" xlink:href="mailto:ATECUBANOS.1322.NAOSEI@GMAIL.COM" text:style-name="Internet_20_link" text:visited-style-name="Visited_20_Internet_20_Link"><text:span text:style-name="T10">ATECUBANOS.1322.NAOSEI@GMAIL.COM</text:span></text:a></text:p>
      <text:p text:style-name="P23">LINKEDIN:</text:p>
      <text:p text:style-name="P23">DATA DE NASCIMENTO: 17/05/2010</text:p>
      <text:p text:style-name="P23">IDADE: 23</text:p>
      <text:p text:style-name="P23"/>
      <text:p text:style-name="P23"/>
      <text:h text:style-name="P7" text:outline-level="1">OBJETIVOS PROFISSIONAL</text:h>
      <text:p text:style-name="P25"/>
      <text:p text:style-name="P3">Ingressar no mercado de trabalho e virar uma estilista de sucesso para que a moda e estilos de roupa seja melhor.</text:p>
      <text:p text:style-name="P3"/>
      <text:p text:style-name="P3"/>
      <text:h text:style-name="P7" text:outline-level="1">FORMAÇÃO ACADÊMICA</text:h>
      <text:p text:style-name="P25"/>
      <text:p text:style-name="P24">BACHARELADO: Moda</text:p>
      <text:p text:style-name="P24">UNIVERSIDADE: FAAP</text:p>
      <text:p text:style-name="P24">ANO DE CONCLUSÃO: 2033</text:p>
      <text:p text:style-name="P24">PRINCIPAL DISCIPLINA: </text:p>
      <text:p text:style-name="P24">PROJETO REALIZADO: Roupas para crianças carentes.</text:p>
      <text:p text:style-name="P24"/>
      <text:h text:style-name="P7" text:outline-level="1">CURSO TÉCNICO</text:h>
      <text:p text:style-name="P25"/>
      <text:p text:style-name="P26">UNIVERSIDADE: Max Fama</text:p>
      <text:p text:style-name="P26">ANO DE CONCLUSÃO:2029</text:p>
      <text:p text:style-name="P26">PRINCIPAL DISCIPLINA: Pose de fotografia </text:p>
      <text:p text:style-name="P2">PROJETO: Ajudar modelos mirins</text:p>
      <text:p text:style-name="P2"/>
      <text:h text:style-name="P8" text:outline-level="1"><text:span text:style-name="T1">ENSINO MÉDIO </text:span></text:h>
      <text:p text:style-name="P13">TÉCNICO PROFISSIONALIZANTE</text:p>
      <text:p text:style-name="P11"/>
      <text:p text:style-name="P23">ESCOLA: EMÍLIA CABRAL MOTA</text:p>
      <text:p text:style-name="P23">ANO DE CONCLUSÃO: 2027</text:p>
      <text:p text:style-name="P23"><text:soft-page-break/>DISCIPLINA: Informática Básica</text:p>
      <text:p text:style-name="P23">PROJETO: Desfile de roupas recicláveis do dia do meio ambiente.</text:p>
      <text:p text:style-name="P23"/>
      <text:h text:style-name="P5" text:outline-level="1">EXPERIÊNCIA PROFISSIONAL</text:h>
      <text:p text:style-name="P16"/>
      <text:p text:style-name="P10">ESTÁGIO</text:p>
      <text:p text:style-name="P19">ESTÁGIO DE: Estilista</text:p>
      <text:p text:style-name="P19">EMPRESA:Max Fama</text:p>
      <text:p text:style-name="P19">PERÍODO:2029-2031</text:p>
      <text:p text:style-name="P19">APRENDIZADO:Fazer roupa e medições em criança inquieta.</text:p>
      <text:p text:style-name="P15"/>
      <text:p text:style-name="P10">PRIMEIRO EMPREGO</text:p>
      <text:p text:style-name="P18"/>
      <text:p text:style-name="P20">EMPREGO: Estilista</text:p>
      <text:p text:style-name="P20">EMPRESA: Max Fama</text:p>
      <text:p text:style-name="P20">PERÍODO: 2032-2033</text:p>
      <text:p text:style-name="P20">APRENDIZADO: Fazer roupa mais facilmente</text:p>
      <text:p text:style-name="P21"/>
      <text:h text:style-name="P5" text:outline-level="1">QUALIFICAÇÃO E COMPETÊNCIA</text:h>
      <text:p text:style-name="P16"><text:span text:style-name="T7"/></text:p>
      <text:p text:style-name="P22"><text:span text:style-name="T15">C</text:span><text:span text:style-name="T14">omunicação: boa</text:span></text:p>
      <text:p text:style-name="P14"><text:span text:style-name="T6">Trabalho em equipe: excelente </text:span></text:p>
      <text:p text:style-name="P14"><text:span text:style-name="T6">competência: boa</text:span></text:p>
      <text:p text:style-name="P22"><text:span text:style-name="T6"/></text:p>
      <text:h text:style-name="P6" text:outline-level="1">CERTIFICAÇÃO</text:h>
      <text:p text:style-name="P17"/>
      <text:p text:style-name="P12">Certificado: Moda (2029)</text:p>
      <text:p text:style-name="P9"/>
      <text:h text:style-name="P6" text:outline-level="1">INFORMAÇÕES ADICIONAI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3:49.901485651</meta:creation-date>
    <dc:title>Documento modelo</dc:title>
    <meta:editing-duration>PT1H47S</meta:editing-duration>
    <meta:editing-cycles>3</meta:editing-cycles>
    <meta:generator>LibreOffice/7.4.7.2$Linux_X86_64 LibreOffice_project/40$Build-2</meta:generator>
    <dc:date>2025-05-26T15:47:10.375921755</dc:date>
    <meta:document-statistic meta:table-count="0" meta:image-count="0" meta:object-count="0" meta:page-count="2" meta:paragraph-count="45" meta:word-count="152" meta:character-count="1160" meta:non-whitespace-character-count="1049"/>
    <meta:template xlink:type="simple" xlink:actuate="onRequest" xlink:title="Documento modelo" xlink:href="../../../Modelos/Documento%20modelo.ott" meta:date="2025-05-23T10:43:49.071191832"/>
  </office:meta>
</office:document-meta>
</file>